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officeooo:paragraph-rsid="001a0056" fo:background-color="#ffffff"/>
    </style:style>
    <style:style style:name="P2" style:family="paragraph" style:parent-style-name="Standard">
      <style:paragraph-properties fo:margin-top="0cm" fo:margin-bottom="0cm" style:contextual-spacing="false"/>
      <style:text-properties officeooo:paragraph-rsid="00205ee6" fo:background-color="#ffffff"/>
    </style:style>
    <style:style style:name="P3" style:family="paragraph" style:parent-style-name="Standard">
      <style:paragraph-properties fo:margin-top="0cm" fo:margin-bottom="0cm" style:contextual-spacing="false"/>
      <style:text-properties fo:font-size="12pt" officeooo:paragraph-rsid="00205ee6" fo:background-color="#ffffff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fo:font-size="12pt" officeooo:rsid="00224218" officeooo:paragraph-rsid="00224218" fo:background-color="#ffffff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fo:font-size="12pt" officeooo:paragraph-rsid="001a0056" fo:background-color="#ffffff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/>
      <style:text-properties officeooo:paragraph-rsid="001b9ad3" fo:background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05ee6" style:font-size-asian="12pt" style:font-size-complex="12pt"/>
    </style:style>
    <style:style style:name="T3" style:family="text">
      <style:text-properties fo:font-size="12pt" officeooo:rsid="00201d9e" style:font-size-asian="12pt" style:font-size-complex="12pt"/>
    </style:style>
    <style:style style:name="T4" style:family="text">
      <style:text-properties fo:font-size="12pt" officeooo:rsid="001fd545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05ee6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01d9e" style:font-size-asian="12pt" style:font-weight-asian="normal" style:font-size-complex="12pt" style:font-weight-complex="normal"/>
    </style:style>
    <style:style style:name="T8" style:family="text">
      <style:text-properties fo:font-weight="normal" officeooo:rsid="00205ee6" style:font-weight-asian="normal" style:font-weight-complex="normal"/>
    </style:style>
    <style:style style:name="T9" style:family="text">
      <style:text-properties fo:font-weight="normal" officeooo:rsid="00224218" style:font-weight-asian="normal" style:font-weight-complex="normal"/>
    </style:style>
    <style:style style:name="T10" style:family="text">
      <style:text-properties fo:font-size="12pt" officeooo:rsid="0022421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Qui seront nos interlocuteurs au long du projet ? </text:span><text:span text:style-name="T2">À quelle fréquence on se fait des aller-retour ?</text:span></text:p>
      <text:p text:style-name="P1" loext:marker-style-name="T1"><text:span text:style-name="T1">Visez-vous un / plusieurs clients types en particulier ? <text:line-break/></text:span><text:span text:style-name="T3">Est-ce que vous avez des sous-traitants, prestataires ?</text:span><text:span text:style-name="T1"><text:line-break/></text:span></text:p>
      <text:p text:style-name="P1" loext:marker-style-name="T1"><text:span text:style-name="T1">Pourriez vous me décrire à quoi voudriez-vous que le site ressemble, comment voudriez-vous qu’il se présente, quelles fonctionnalités ? P</text:span><text:span text:style-name="T3">récisions sur les couleurs ? Création de compte cllient ? Commentaires/avis ? Service technique/SAV ?</text:span><text:span text:style-name="T1"><text:line-break/></text:span><text:span text:style-name="T4">Avez-vous d’autres produits, </text:span><text:span text:style-name="T3">accessoires </text:span><text:span text:style-name="T4">à vendre, </text:span><text:span text:style-name="T3">d’autres offres, produits annexes, appli</text:span><text:span text:style-name="T4"> ?</text:span></text:p>
      <text:p text:style-name="P2" loext:marker-style-name="T1"><text:span text:style-name="T1">Stocks ou production à la demande, délais de productions, production mensuelle ?<text:line-break/></text:span><text:span text:style-name="T5">Y'a-t-il plusieurs modèles ? Souhaite-t-il un service client/SAV ?<text:line-break/></text:span><text:span text:style-name="T6">Concernant la fonctionnalité « répondre à la demande clients » comment et dans quel cas souhaitez-vous communiquer avec les clients <text:s/>par le biais du site web ?</text:span><text:span text:style-name="T1"><text:line-break/></text:span><text:span text:style-name="T5">éco-responsabilité, est-il prêt à augmenter le délai pour nous laisser le temps de coder le site sans framework ?<text:line-break/></text:span><text:span text:style-name="T7">Quel ton, quelle forme, quelle relation avec les clients ?<text:line-break/>Livraison à l’internationale ?</text:span></text:p>
      <text:p text:style-name="P3" loext:marker-style-name="T1"><text:span text:style-name="T8">Comment mettre en avant les éléments « innovation pour tous », « qualité », « durabilité », « éco-responsabilité »<text:line-break/>Inclure des liens vers réseaux sociaux ?<text:line-break/>Pour les « mises à jour régulière » du robot comment voulez-vous informer les utilisateurs ?<text:line-break/></text:span><text:span text:style-name="T9">Veut-il un panel admin ?<text:line-break/>Veut-il une maintenance ? </text:span><text:line-break/></text:p>
      <text:p text:style-name="P1" loext:marker-style-name="T1"><text:span text:style-name="T1">Où ?</text:span></text:p>
      <text:p text:style-name="P1" loext:marker-style-name="T1"><text:span text:style-name="T1">Q</text:span><text:span text:style-name="T10">uel secteur géographique (entrepôts) ?</text:span></text:p>
      <text:p text:style-name="P1" loext:marker-style-name="T1"><text:span text:style-name="T1">Quels modes de livraison, quels moyens de paiement </text:span><text:span text:style-name="T10">(PayPal, payement en plusieurs fois, carte bancaire...)</text:span><text:span text:style-name="T1"> ?<text:line-break/></text:span></text:p>
      <text:p text:style-name="P4" loext:marker-style-name="T1">Quand ?</text:p>
      <text:p text:style-name="P1" loext:marker-style-name="T1"><text:span text:style-name="T1">Sous quel délai ? 2 mois</text:span></text:p>
      <text:p text:style-name="P1" loext:marker-style-name="T1"><text:span text:style-name="T1">Déploiement en deux étapes ? Présentation / mise en avant du produit, puis possibilité de l’acheter ? Délais de déploiement ?</text:span></text:p>
      <text:p text:style-name="P5" loext:marker-style-name="T1"/>
      <text:p text:style-name="P5" loext:marker-style-name="T1">Comment ?</text:p>
      <text:p text:style-name="P1" loext:marker-style-name="T1"><text:span text:style-name="T1">Quelles technologies ?</text:span></text:p>
      <text:p text:style-name="P1" loext:marker-style-name="T1"><text:span text:style-name="T1"/></text:p>
      <text:p text:style-name="P1" loext:marker-style-name="T1"><text:span text:style-name="T1">Pourquoi ?</text:span></text:p>
      <text:p text:style-name="P1" loext:marker-style-name="T1"><text:span text:style-name="T1">Raisons, facteurs déclenchants, motivations ?</text:span></text:p>
      <text:p text:style-name="P1" loext:marker-style-name="T1"><text:span text:style-name="T1">Avez-vous fait une étude de marché ?</text:span></text:p>
      <text:p text:style-name="P6" loext:marker-style-name="T1"><text:span text:style-name="T1">Objectifs de vente 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0" style:display-name="ListLabel 10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4:15:30.303843500</meta:creation-date>
    <dc:date>2025-11-06T16:23:44.954207200</dc:date>
    <meta:editing-duration>PT1H6M28S</meta:editing-duration>
    <meta:editing-cycles>7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17" meta:word-count="289" meta:character-count="1806" meta:non-whitespace-character-count="1528"/>
  </office:meta>
</office:document-meta>
</file>